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0.917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3.655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4.567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99"/>
      <style:text-properties fo:font-size="12pt" style:text-underline-style="none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text-underline-style="none" style:font-size-asian="12pt" style:font-size-complex="12pt"/>
    </style:style>
    <style:style style:name="ce15" style:family="table-cell" style:parent-style-name="Default">
      <style:table-cell-properties fo:background-color="#00ae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ackground-color="#00ae00" fo:border-left="none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ae00"/>
      <style:text-properties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0.06pt solid #000000" fo:background-color="#eb613d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Aufgabe 1-1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1.)</text:p>
          </table:table-cell>
          <table:table-cell table:style-name="ce8" table:number-columns-repeated="7"/>
          <table:table-cell table:style-name="ce20"/>
          <table:table-cell table:number-columns-repeated="1014"/>
        </table:table-row>
        <table:table-row table:style-name="ro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Faktor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qEinh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Einh</text:p>
          </table:table-cell>
          <table:table-cell table:style-name="ce9" office:value-type="string" calcext:value-type="string">
            <text:p>Teilproduktivität</text:p>
          </table:table-cell>
          <table:table-cell table:style-name="ce9" office:value-type="string" calcext:value-type="string">
            <text:p>TPEinh</text:p>
          </table:table-cell>
          <table:table-cell table:style-name="ce9" office:value-type="string" calcext:value-type="string">
            <text:p>Teilwirtschaftlichkeit</text:p>
          </table:table-cell>
          <table:table-cell table:style-name="ce22"/>
          <table:table-cell table:style-name="ce9" table:number-columns-repeated="1014"/>
        </table:table-row>
        <table:table-row table:style-name="ro2">
          <table:table-cell/>
          <table:table-cell table:style-name="ce5" office:value-type="string" calcext:value-type="string">
            <text:p>XAZ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kg</text:p>
          </table:table-cell>
          <table:table-cell table:style-name="ce15" office:value-type="float" office:value="0.5" calcext:value-type="float">
            <text:p>0.5</text:p>
          </table:table-cell>
          <table:table-cell office:value-type="string" calcext:value-type="string">
            <text:p>CHF/kg</text:p>
          </table:table-cell>
          <table:table-cell table:formula="of:=[.$C$9]/[.C5]" office:value-type="float" office:value="1.25" calcext:value-type="float">
            <text:p>1.25</text:p>
          </table:table-cell>
          <table:table-cell table:formula="of:=[.$D$9]&amp;&quot;/&quot;&amp;[.D5]" office:value-type="string" office:string-value="ME/kg" calcext:value-type="string">
            <text:p>ME/kg</text:p>
          </table:table-cell>
          <table:table-cell table:formula="of:=([.$C$9]*[.$E$9])/([.C5]*[.E5])" office:value-type="float" office:value="12.5" calcext:value-type="float">
            <text:p>12.5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Energie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kWh</text:p>
          </table:table-cell>
          <table:table-cell table:style-name="ce15" office:value-type="float" office:value="0.16" calcext:value-type="float">
            <text:p>0.16</text:p>
          </table:table-cell>
          <table:table-cell office:value-type="string" calcext:value-type="string">
            <text:p>CHF/kWh</text:p>
          </table:table-cell>
          <table:table-cell table:formula="of:=[.$C$9]/[.C6]" office:value-type="float" office:value="2" calcext:value-type="float">
            <text:p>2</text:p>
          </table:table-cell>
          <table:table-cell table:formula="of:=[.$D$9]&amp;&quot;/&quot;&amp;[.D6]" office:value-type="string" office:string-value="ME/kWh" calcext:value-type="string">
            <text:p>ME/kWh</text:p>
          </table:table-cell>
          <table:table-cell table:formula="of:=([.$C$9]*[.$E$9])/([.C6]*[.E6])" office:value-type="float" office:value="62.5" calcext:value-type="float">
            <text:p>62.5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Arbeit</text:p>
          </table:table-cell>
          <table:table-cell table:style-name="ce10"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table:style-name="ce15" office:value-type="float" office:value="40" calcext:value-type="float">
            <text:p>40</text:p>
          </table:table-cell>
          <table:table-cell office:value-type="string" calcext:value-type="string">
            <text:p>CHF/h</text:p>
          </table:table-cell>
          <table:table-cell table:formula="of:=[.$C$9]/[.C7]" office:value-type="float" office:value="20" calcext:value-type="float">
            <text:p>20</text:p>
          </table:table-cell>
          <table:table-cell table:formula="of:=[.$D$9]&amp;&quot;/&quot;&amp;[.D7]" office:value-type="string" office:string-value="ME/h" calcext:value-type="string">
            <text:p>ME/h</text:p>
          </table:table-cell>
          <table:table-cell table:formula="of:=([.$C$9]*[.$E$9])/([.C7]*[.E7])" office:value-type="float" office:value="2.5" calcext:value-type="float">
            <text:p>2.5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5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Grundstoff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ME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string" calcext:value-type="string">
            <text:p>CHF/ME</text:p>
          </table:table-cell>
          <table:table-cell table:style-name="ce18"/>
          <table:table-cell table:style-name="ce18" office:value-type="string" calcext:value-type="string">
            <text:p>GW</text:p>
          </table:table-cell>
          <table:table-cell table:style-name="ce19" table:formula="of:=([.C9]*[.E9])/([.C5]*[.E5]+[.C6]*[.E6]+[.C7]*[.E7])" office:value-type="float" office:value="2.01612903225806" calcext:value-type="float">
            <text:p>2.02</text:p>
          </table:table-cell>
          <table:table-cell table:style-name="ce23" table:formula="of:=[.I9]" office:value-type="percentage" office:value="2.01612903225806" calcext:value-type="percentage">
            <text:p>201.61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table:number-columns-repeated="9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2.)</text:p>
          </table:table-cell>
          <table:table-cell table:style-name="ce8" table:number-columns-repeated="7"/>
          <table:table-cell table:style-name="ce20"/>
          <table:table-cell table:number-columns-repeated="1014"/>
        </table:table-row>
        <table:table-row table:style-name="ro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Faktor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qEinh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Einh</text:p>
          </table:table-cell>
          <table:table-cell table:style-name="ce9" office:value-type="string" calcext:value-type="string">
            <text:p>Teilproduktivität</text:p>
          </table:table-cell>
          <table:table-cell table:style-name="ce9" office:value-type="string" calcext:value-type="string">
            <text:p>TPEinh</text:p>
          </table:table-cell>
          <table:table-cell table:style-name="ce9" office:value-type="string" calcext:value-type="string">
            <text:p>Teilwirtschaftlichkeit</text:p>
          </table:table-cell>
          <table:table-cell table:style-name="ce2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XAZ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kg</text:p>
          </table:table-cell>
          <table:table-cell table:style-name="ce15" office:value-type="float" office:value="0.5" calcext:value-type="float">
            <text:p>0.5</text:p>
          </table:table-cell>
          <table:table-cell office:value-type="string" calcext:value-type="string">
            <text:p>CHF/kg</text:p>
          </table:table-cell>
          <table:table-cell table:formula="of:=[.$C$9]/[.C15]" office:value-type="float" office:value="1.25" calcext:value-type="float">
            <text:p>1.25</text:p>
          </table:table-cell>
          <table:table-cell table:formula="of:=[.$D$9]&amp;&quot;/&quot;&amp;[.D15]" office:value-type="string" office:string-value="ME/kg" calcext:value-type="string">
            <text:p>ME/kg</text:p>
          </table:table-cell>
          <table:table-cell table:formula="of:=([.$C$9]*[.$E$9])/([.C15]*[.E15])" office:value-type="float" office:value="12.5" calcext:value-type="float">
            <text:p>12.5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Energie</text:p>
          </table:table-cell>
          <table:table-cell table:style-name="ce12" table:formula="of:=[.C6]/5*4" office:value-type="float" office:value="4" calcext:value-type="float">
            <text:p>4</text:p>
          </table:table-cell>
          <table:table-cell table:style-name="ce14" office:value-type="string" calcext:value-type="string">
            <text:p>kWh</text:p>
          </table:table-cell>
          <table:table-cell table:style-name="ce17" office:value-type="float" office:value="0.18" calcext:value-type="float">
            <text:p>0.18</text:p>
          </table:table-cell>
          <table:table-cell office:value-type="string" calcext:value-type="string">
            <text:p>CHF/kWh</text:p>
          </table:table-cell>
          <table:table-cell table:formula="of:=[.$C$9]/[.C16]" office:value-type="float" office:value="2.5" calcext:value-type="float">
            <text:p>2.5</text:p>
          </table:table-cell>
          <table:table-cell table:formula="of:=[.$D$9]&amp;&quot;/&quot;&amp;[.D16]" office:value-type="string" office:string-value="ME/kWh" calcext:value-type="string">
            <text:p>ME/kWh</text:p>
          </table:table-cell>
          <table:table-cell table:formula="of:=([.$C$9]*[.$E$9])/([.C16]*[.E16])" office:value-type="float" office:value="69.4444444444444" calcext:value-type="float">
            <text:p>69.4444444444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Arbeit</text:p>
          </table:table-cell>
          <table:table-cell table:style-name="ce12" table:formula="of:=[.C7]/5*4" office:value-type="float" office:value="0.4" calcext:value-type="float">
            <text:p>0.4</text:p>
          </table:table-cell>
          <table:table-cell table:style-name="ce14" office:value-type="string" calcext:value-type="string">
            <text:p>h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CHF/h</text:p>
          </table:table-cell>
          <table:table-cell table:formula="of:=[.$C$9]/[.C17]" office:value-type="float" office:value="25" calcext:value-type="float">
            <text:p>25</text:p>
          </table:table-cell>
          <table:table-cell table:formula="of:=[.$D$9]&amp;&quot;/&quot;&amp;[.D17]" office:value-type="string" office:string-value="ME/h" calcext:value-type="string">
            <text:p>ME/h</text:p>
          </table:table-cell>
          <table:table-cell table:formula="of:=([.$C$9]*[.$E$9])/([.C17]*[.E17])" office:value-type="float" office:value="2.27272727272727" calcext:value-type="float">
            <text:p>2.2727272727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5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Grundstoff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ME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string" calcext:value-type="string">
            <text:p>CHF/ME</text:p>
          </table:table-cell>
          <table:table-cell table:style-name="ce18"/>
          <table:table-cell table:style-name="ce18" office:value-type="string" calcext:value-type="string">
            <text:p>GW</text:p>
          </table:table-cell>
          <table:table-cell table:style-name="ce19" table:formula="of:=([.C19]*[.E19])/([.C15]*[.E15]+[.C16]*[.E16]+[.C17]*[.E17])" office:value-type="float" office:value="1.87125748502994" calcext:value-type="float">
            <text:p>1.87</text:p>
          </table:table-cell>
          <table:table-cell table:style-name="ce23" table:formula="of:=[.I19]" office:value-type="percentage" office:value="1.87125748502994" calcext:value-type="percentage">
            <text:p>187.13%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qXAZ" table:base-cell-address="$Tabelle1.$C$5" table:cell-range-address="$Tabelle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20:12:25.130624318</meta:creation-date>
    <dc:date>2014-02-17T20:45:24.230182223</dc:date>
    <meta:editing-duration>PT29M39S</meta:editing-duration>
    <meta:editing-cycles>12</meta:editing-cycles>
    <meta:generator>LibreOffice/4.1.5.3$Linux_X86_64 LibreOffice_project/410m0$Build-3</meta:generator>
    <meta:document-statistic meta:table-count="1" meta:cell-count="83" meta:object-count="0"/>
  </office:meta>
</office:document-meta>
</file>